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style:text-underline-style="none" officeooo:rsid="00130fbd" officeooo:paragraph-rsid="001d7e63"/>
    </style:style>
    <style:style style:name="P2" style:family="paragraph" style:parent-style-name="Table_20_Contents">
      <style:text-properties style:text-underline-style="none" officeooo:rsid="00135767" officeooo:paragraph-rsid="001d7e63"/>
    </style:style>
    <style:style style:name="P3" style:family="paragraph" style:parent-style-name="Table_20_Contents">
      <style:text-properties style:text-underline-style="none" officeooo:rsid="00151162" officeooo:paragraph-rsid="001d7e63"/>
    </style:style>
    <style:style style:name="P4" style:family="paragraph" style:parent-style-name="Table_20_Contents">
      <style:text-properties style:text-underline-style="none" officeooo:rsid="00172c9e" officeooo:paragraph-rsid="001d7e63"/>
    </style:style>
    <style:style style:name="P5" style:family="paragraph" style:parent-style-name="Table_20_Contents">
      <style:text-properties style:text-underline-style="none" officeooo:rsid="001b49a8" officeooo:paragraph-rsid="001d7e63"/>
    </style:style>
    <style:style style:name="P6" style:family="paragraph" style:parent-style-name="Table_20_Contents">
      <style:text-properties style:text-underline-style="none" officeooo:rsid="001e9a34" officeooo:paragraph-rsid="001d7e63"/>
    </style:style>
    <style:style style:name="P7" style:family="paragraph" style:parent-style-name="Table_20_Contents">
      <style:text-properties style:text-underline-style="none" officeooo:rsid="002086e2" officeooo:paragraph-rsid="001d7e63"/>
    </style:style>
    <style:style style:name="P8" style:family="paragraph" style:parent-style-name="Table_20_Contents">
      <style:text-properties style:text-underline-style="none" officeooo:rsid="0019057c" officeooo:paragraph-rsid="001d7e63"/>
    </style:style>
    <style:style style:name="P9" style:family="paragraph" style:parent-style-name="Table_20_Contents">
      <style:text-properties officeooo:rsid="00232540" officeooo:paragraph-rsid="00232540"/>
    </style:style>
    <style:style style:name="P10" style:family="paragraph" style:parent-style-name="Table_20_Contents">
      <style:text-properties officeooo:rsid="0026f632" officeooo:paragraph-rsid="002606ce"/>
    </style:style>
    <style:style style:name="P11" style:family="paragraph" style:parent-style-name="Table_20_Contents">
      <style:text-properties officeooo:rsid="0027242b" officeooo:paragraph-rsid="0027242b"/>
    </style:style>
    <style:style style:name="P12" style:family="paragraph" style:parent-style-name="Table_20_Contents">
      <style:text-properties officeooo:rsid="0028fc55" officeooo:paragraph-rsid="0028b927"/>
    </style:style>
    <style:style style:name="P13" style:family="paragraph" style:parent-style-name="Table_20_Contents">
      <style:text-properties officeooo:rsid="002a3909" officeooo:paragraph-rsid="002ae54a"/>
    </style:style>
    <style:style style:name="P14" style:family="paragraph" style:parent-style-name="Table_20_Contents">
      <style:text-properties officeooo:rsid="002d7df9" officeooo:paragraph-rsid="002b8505"/>
    </style:style>
    <style:style style:name="P15" style:family="paragraph" style:parent-style-name="Table_20_Contents">
      <style:text-properties officeooo:rsid="0037a362" officeooo:paragraph-rsid="002e6a01"/>
    </style:style>
    <style:style style:name="T1" style:family="text">
      <style:text-properties officeooo:rsid="001d7e63"/>
    </style:style>
    <style:style style:name="T2" style:family="text">
      <style:text-properties officeooo:rsid="0028b927"/>
    </style:style>
    <style:style style:name="T3" style:family="text">
      <style:text-properties officeooo:rsid="002ae54a"/>
    </style:style>
    <style:style style:name="T4" style:family="text">
      <style:text-properties officeooo:rsid="002b8505"/>
    </style:style>
    <style:style style:name="T5" style:family="text">
      <style:text-properties officeooo:rsid="002e6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-Based <text:span text:style-name="T1">I</text:span>nterfaces</text:p>
      <text:p text:style-name="P1"><text:span text:style-name="T1">R</text:span>oad <text:span text:style-name="T1">S</text:span>afety</text:p>
      <text:p text:style-name="P1"><text:span text:style-name="T1">G</text:span>amification</text:p>
      <text:p text:style-name="P1"><text:span text:style-name="T1">A</text:span>ttitudin<text:span text:style-name="T1">a</text:span>l <text:span text:style-name="T1">C</text:span>hange</text:p>
      <text:p text:style-name="P1"><text:span text:style-name="T1">E</text:span>-<text:span text:style-name="T1">Le</text:span>arning</text:p>
      <text:p text:style-name="P1"><text:span text:style-name="T1">S</text:span>erious <text:span text:style-name="T1">G</text:span>ames</text:p>
      <text:p text:style-name="P2"><text:span text:style-name="T1">E</text:span>ducation</text:p>
      <text:p text:style-name="P2"><text:span text:style-name="T1">S</text:span>ystematic <text:span text:style-name="T1">M</text:span>apping</text:p>
      <text:p text:style-name="P2"><text:span text:style-name="T1">S</text:span>urvey</text:p>
      <text:p text:style-name="P2"><text:span text:style-name="T1">L</text:span>iterature <text:span text:style-name="T1">R</text:span>eview</text:p>
      <text:p text:style-name="P2"><text:span text:style-name="T1">P</text:span>ersuasive <text:span text:style-name="T1">C</text:span>omputing</text:p>
      <text:p text:style-name="P2"><text:span text:style-name="T1">M</text:span>otivation</text:p>
      <text:p text:style-name="P2"><text:span text:style-name="T1">E</text:span>ngagement</text:p>
      <text:p text:style-name="P2"><text:span text:style-name="T1">G</text:span>ender <text:span text:style-name="T1">D</text:span>ifference</text:p>
      <text:p text:style-name="P2"><text:span text:style-name="T1">G</text:span>aming the <text:span text:style-name="T1">S</text:span>ystem</text:p>
      <text:p text:style-name="P3">Problem <text:span text:style-name="T1">B</text:span>ased Learning</text:p>
      <text:p text:style-name="P3">Quest Users Learning</text:p>
      <text:p text:style-name="P3">Engage</text:p>
      <text:p text:style-name="P3">3D Education</text:p>
      <text:p text:style-name="P3">Evaluation</text:p>
      <text:p text:style-name="P3">Student Participation</text:p>
      <text:p text:style-name="P3">Virtual Learning Enviroments</text:p>
      <text:p text:style-name="P4">Virtual Reality</text:p>
      <text:p text:style-name="P4">3D <text:span text:style-name="T1">D</text:span>esign</text:p>
      <text:p text:style-name="P8">Human Interaction</text:p>
      <text:p text:style-name="P8">Learning Management Tools</text:p>
      <text:p text:style-name="P5">Gamification Design Elements</text:p>
      <text:p text:style-name="P5"><text:span text:style-name="T1">C</text:span>ompetency-<text:span text:style-name="T1">B</text:span>ased Education</text:p>
      <text:p text:style-name="P5">Game Design</text:p>
      <text:p text:style-name="P5">Active Learning</text:p>
      <text:p text:style-name="P6"><text:span text:style-name="T1">G</text:span>ame-<text:span text:style-name="T1">B</text:span>ased <text:span text:style-name="T1">L</text:span>earning</text:p>
      <text:p text:style-name="P6">Technology <text:span text:style-name="T1">E</text:span>nhanced</text:p>
      <text:p text:style-name="P6"><text:span text:style-name="T1">M</text:span>otivation</text:p>
      <text:p text:style-name="P7">Game <text:span text:style-name="T1">E</text:span>lements</text:p>
      <text:p text:style-name="P7">Gamification <text:span text:style-name="T1">E</text:span>lements</text:p>
      <text:p text:style-name="P7"><text:span text:style-name="T1">M</text:span>otivational</text:p>
      <text:p text:style-name="P7"><text:span text:style-name="T1">E</text:span>ngagement and <text:span text:style-name="T1">E</text:span>ffectiveness</text:p>
      <text:p text:style-name="P9">Casual Game</text:p>
      <text:p text:style-name="P9">Self Study</text:p>
      <text:p text:style-name="P10">Playful Design</text:p>
      <text:p text:style-name="P10">Social Network</text:p>
      <text:p text:style-name="P10">Participation</text:p>
      <text:p text:style-name="P10">University Education</text:p>
      <text:p text:style-name="P10">Learnstrument</text:p>
      <text:p text:style-name="P10">Lego</text:p>
      <text:p text:style-name="P11">Second language acquisition</text:p>
      <text:p text:style-name="P11">augmented reality</text:p>
      <text:p text:style-name="P11">mobile games</text:p>
      <text:p text:style-name="P11">quest-based learning</text:p>
      <text:p text:style-name="P12"><text:soft-page-break/><text:span text:style-name="T2">G</text:span>ame <text:span text:style-name="T2">M</text:span>echanics</text:p>
      <text:p text:style-name="P12"><text:span text:style-name="T2">G</text:span>ame <text:span text:style-name="T2">D</text:span>ynamics</text:p>
      <text:p text:style-name="P13">Online Game</text:p>
      <text:p text:style-name="P13">Persuasive Technology</text:p>
      <text:p text:style-name="P13">eHealth</text:p>
      <text:p text:style-name="P13">Tecnology <text:span text:style-name="T3">Acc</text:span>eptance</text:p>
      <text:p text:style-name="P14">Technology <text:span text:style-name="T4">E</text:span>nhaced <text:span text:style-name="T4">L</text:span>earning</text:p>
      <text:p text:style-name="P14"><text:span text:style-name="T4">E</text:span>nterpreneurship <text:span text:style-name="T4">E</text:span>ducation</text:p>
      <text:p text:style-name="P14"><text:span text:style-name="T4">B</text:span>usiness <text:span text:style-name="T4">G</text:span>ames and <text:span text:style-name="T4">S</text:span>imulations</text:p>
      <text:p text:style-name="P14"><text:span text:style-name="T4">R</text:span>eal <text:span text:style-name="T4">T</text:span>ime <text:span text:style-name="T4">S</text:span>trategy <text:span text:style-name="T4">G</text:span>ames</text:p>
      <text:p text:style-name="P14"><text:span text:style-name="T4">H</text:span>igher <text:span text:style-name="T4">E</text:span>ducation</text:p>
      <text:p text:style-name="P15"><text:span text:style-name="T5">C</text:span>ompensation</text:p>
      <text:p text:style-name="P15"><text:span text:style-name="T5">P</text:span>hrase <text:span text:style-name="T5">B</text:span>uilding</text:p>
      <text:p text:style-name="P15"><text:span text:style-name="T5">N</text:span>etwork <text:span text:style-name="T5">G</text:span>ame</text:p>
      <text:p text:style-name="P15">Student Participation</text:p>
      <text:p text:style-name="P15">Classroom Learning</text:p>
      <text:p text:style-name="P15">Evalu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01:41:02.556926091</meta:creation-date>
    <dc:date>2015-12-08T23:28:44.778409034</dc:date>
    <meta:editing-duration>PT11H15M3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2" meta:paragraph-count="66" meta:word-count="129" meta:character-count="1068" meta:non-whitespace-character-count="1005"/>
  </office:meta>
</office:document-meta>
</file>